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23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odukt Backlog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2" office:value-type="string" calcext:value-type="string">
            <text:p>Priorität</text:p>
          </table:table-cell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US Points</text:p>
          </table:table-cell>
        </table:table-row>
        <table:table-row table:style-name="ro2">
          <table:table-cell/>
          <table:table-cell table:style-name="ce3" office:value-type="string" calcext:value-type="string">
            <text:p>Sprint 1 27.03-12.04</text:p>
          </table:table-cell>
          <table:table-cell/>
          <table:table-cell office:value-type="string" calcext:value-type="string">
            <text:p>An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forderungsanaly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n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otyp entwürf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enhelf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2 12.04-19.04</text:p>
          </table:table-cell>
          <table:table-cell/>
          <table:table-cell office:value-type="string" calcext:value-type="string">
            <text:p>in Bearbeitu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lichtenhef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d Prototyp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Systemstar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Anfordern leerer Schlit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Neupositionierung eines Schlitte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Freigabe Schlitten/Palet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print 3 19.04-26.0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Befehl Prüfung nach Station „x“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üfung leerer Schlitten in Statio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üfen nach Palette mit I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fragedialog Wiederherstel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meldungen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office:value-type="string" calcext:value-type="string">
            <text:p>US Zustand Laden/wiederherstell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Log prüf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Neue Statio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Zeitverhal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Wiederherstel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Stauverhältni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ustandsdiagr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isarchitektur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IP und Port Einstel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.00.0000</text:date>, <text:time style:data-style-name="N2" text:time-value="13:24:32.2584048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51:39.387105748</meta:creation-date>
    <dc:date>2018-04-17T13:52:45.651410479</dc:date>
    <meta:editing-duration>PT25M54S</meta:editing-duration>
    <meta:editing-cycles>2</meta:editing-cycles>
    <meta:generator>LibreOffice/5.1.6.2$Linux_X86_64 LibreOffice_project/10m0$Build-2</meta:generator>
    <meta:document-statistic meta:table-count="1" meta:cell-count="80" meta:object-count="0"/>
  </office:meta>
</office:document-meta>
</file>